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5e011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6872d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5e01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56872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57aa3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75c92b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bold" officeooo:rsid="0755e01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bold" officeooo:rsid="0757aa3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bold" officeooo:rsid="075687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bold" officeooo:rsid="075c92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7">System </text:span></text:span><text:span text:style-name="Source_20_Text"><text:span text:style-name="T9">and its uses</text:span></text:span><text:span text:style-name="Source_20_Text"><text:span text:style-name="T7">:</text:span></text:span></text:p>
      <text:list xml:id="list836445751864817911" text:style-name="L1">
        <text:list-item>
          <text:p text:style-name="P4"><text:span text:style-name="Source_20_Text"><text:span text:style-name="T3">A Restaurant Management System is a </text:span></text:span><text:span text:style-name="Source_20_Text"><text:span text:style-name="T10">software</text:span></text:span><text:span text:style-name="Source_20_Text"><text:span text:style-name="T3"> built to handle </text:span></text:span><text:span text:style-name="Source_20_Text"><text:span text:style-name="T10">all restaurant activities </text:span></text:span><text:span text:style-name="Source_20_Text"><text:span text:style-name="T11">online</text:span></text:span><text:span text:style-name="Source_20_Text"><text:span text:style-name="T3"> in an </text:span></text:span><text:span text:style-name="Source_20_Text"><text:span text:style-name="T10">easy and safe</text:span></text:span><text:span text:style-name="Source_20_Text"><text:span text:style-name="T3"> manner. This System will give the Restaurant management </text:span></text:span><text:span text:style-name="Source_20_Text"><text:span text:style-name="T10">power and flexibility</text:span></text:span><text:span text:style-name="Source_20_Text"><text:span text:style-name="T3"> to manage the entire system from a single portal. The system </text:span></text:span><text:span text:style-name="Source_20_Text"><text:span text:style-name="T10">allows</text:span></text:span><text:span text:style-name="Source_20_Text"><text:span text:style-name="T3"> the manager </text:span></text:span><text:span text:style-name="Source_20_Text"><text:span text:style-name="T10">to keep track</text:span></text:span><text:span text:style-name="Source_20_Text"><text:span text:style-name="T3"> of </text:span></text:span><text:span text:style-name="Source_20_Text"><text:span text:style-name="T10">available tables</text:span></text:span><text:span text:style-name="Source_20_Text"><text:span text:style-name="T3"> in the system as well as the </text:span></text:span><text:span text:style-name="Source_20_Text"><text:span text:style-name="T10">reservation of tables</text:span></text:span><text:span text:style-name="Source_20_Text"><text:span text:style-name="T3"> and </text:span></text:span><text:span text:style-name="Source_20_Text"><text:span text:style-name="T10">bill generation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8">Requirements:</text:span></text:span></text:p>
      <text:list xml:id="list6957596786835035479" text:style-name="L2">
        <text:list-item>
          <text:p text:style-name="P5"><text:span text:style-name="Source_20_Text"><text:span text:style-name="T4">The restaurant will have </text:span></text:span><text:span text:style-name="Source_20_Text"><text:span text:style-name="T12">different branches.</text:span></text:span></text:p>
        </text:list-item>
        <text:list-item>
          <text:p text:style-name="P5"><text:span text:style-name="Source_20_Text"><text:span text:style-name="T4">Each restaurant branch will have a </text:span></text:span><text:span text:style-name="Source_20_Text"><text:span text:style-name="T12">menu.</text:span></text:span></text:p>
        </text:list-item>
        <text:list-item>
          <text:p text:style-name="P5"><text:span text:style-name="Source_20_Text"><text:span text:style-name="T4">The menu will have </text:span></text:span><text:span text:style-name="Source_20_Text"><text:span text:style-name="T12">different menu sections,</text:span></text:span><text:span text:style-name="Source_20_Text"><text:span text:style-name="T4"> </text:span></text:span><text:span text:style-name="Source_20_Text"><text:span text:style-name="T12">containing different menu items.</text:span></text:span></text:p>
        </text:list-item>
        <text:list-item>
          <text:p text:style-name="P5"><text:span text:style-name="Source_20_Text"><text:span text:style-name="T4">The waiter should be able to </text:span></text:span><text:span text:style-name="Source_20_Text"><text:span text:style-name="T12">create an order for a table</text:span></text:span><text:span text:style-name="Source_20_Text"><text:span text:style-name="T4"> and </text:span></text:span><text:span text:style-name="Source_20_Text"><text:span text:style-name="T12">add meals for each seat.</text:span></text:span></text:p>
        </text:list-item>
        <text:list-item>
          <text:p text:style-name="P5"><text:span text:style-name="Source_20_Text"><text:span text:style-name="T12">Each meal</text:span></text:span><text:span text:style-name="Source_20_Text"><text:span text:style-name="T4"> can have multiple meal items. </text:span></text:span><text:span text:style-name="Source_20_Text"><text:span text:style-name="T12">Each meal item</text:span></text:span><text:span text:style-name="Source_20_Text"><text:span text:style-name="T4"> corresponds to a menu item.</text:span></text:span></text:p>
        </text:list-item>
        <text:list-item>
          <text:p text:style-name="P5"><text:span text:style-name="Source_20_Text"><text:span text:style-name="T4">The system should be able to </text:span></text:span><text:span text:style-name="Source_20_Text"><text:span text:style-name="T12">retrieve information</text:span></text:span><text:span text:style-name="Source_20_Text"><text:span text:style-name="T4"> about </text:span></text:span><text:span text:style-name="Source_20_Text"><text:span text:style-name="T12">tables currently available</text:span></text:span><text:span text:style-name="Source_20_Text"><text:span text:style-name="T4"> to seat walk-in customers.</text:span></text:span></text:p>
        </text:list-item>
        <text:list-item>
          <text:p text:style-name="P5"><text:span text:style-name="Source_20_Text"><text:span text:style-name="T4">The system should support the </text:span></text:span><text:span text:style-name="Source_20_Text"><text:span text:style-name="T12">reservation</text:span></text:span><text:span text:style-name="Source_20_Text"><text:span text:style-name="T4"> of tables.</text:span></text:span></text:p>
        </text:list-item>
        <text:list-item>
          <text:p text:style-name="P5"><text:span text:style-name="Source_20_Text"><text:span text:style-name="T4">The </text:span></text:span><text:span text:style-name="Source_20_Text"><text:span text:style-name="T12">receptionist should be able to search for available tables by date/time and reserve a table.</text:span></text:span></text:p>
        </text:list-item>
        <text:list-item>
          <text:p text:style-name="P5"><text:span text:style-name="Source_20_Text"><text:span text:style-name="T4">The system should allow </text:span></text:span><text:span text:style-name="Source_20_Text"><text:span text:style-name="T12">customers to cancel</text:span></text:span><text:span text:style-name="Source_20_Text"><text:span text:style-name="T4"> their reservation.</text:span></text:span></text:p>
        </text:list-item>
        <text:list-item>
          <text:p text:style-name="P5"><text:span text:style-name="Source_20_Text"><text:span text:style-name="T4">The system should be able to send </text:span></text:span><text:span text:style-name="Source_20_Text"><text:span text:style-name="T12">notifications</text:span></text:span><text:span text:style-name="Source_20_Text"><text:span text:style-name="T4"> whenever the reservation time is approaching.</text:span></text:span></text:p>
        </text:list-item>
        <text:list-item>
          <text:p text:style-name="P5"><text:span text:style-name="Source_20_Text"><text:span text:style-name="T4">The customers should be able to </text:span></text:span><text:span text:style-name="Source_20_Text"><text:span text:style-name="T12">pay</text:span></text:span><text:span text:style-name="Source_20_Text"><text:span text:style-name="T4"> their bills through credit card, check or cash.</text:span></text:span></text:p>
        </text:list-item>
        <text:list-item>
          <text:p text:style-name="P5"><text:span text:style-name="Source_20_Text"><text:span text:style-name="T4">Each restaurant branch can have </text:span></text:span><text:span text:style-name="Source_20_Text"><text:span text:style-name="T13">different</text:span></text:span><text:span text:style-name="Source_20_Text"><text:span text:style-name="T12"> seating arrangements</text:span></text:span><text:span text:style-name="Source_20_Text"><text:span text:style-name="T4"> of tables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4T22:49:04.134754889</dc:date>
    <meta:editing-duration>P25DT1H27M9S</meta:editing-duration>
    <meta:editing-cycles>1745</meta:editing-cycles>
    <meta:document-statistic meta:table-count="0" meta:image-count="0" meta:object-count="0" meta:page-count="1" meta:paragraph-count="15" meta:word-count="226" meta:character-count="1334" meta:non-whitespace-character-count="1136"/>
  </office:meta>
</office:document-meta>
</file>